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997年9月30日，Microsoft在其網站上宣稱，使用者的瀏覽器接受「Cookie」並不</text:p>
      <text:p text:style-name="Preformatted_20_Text">會讓網站有機會存取個人電腦，或是有關使用者的其他資訊；除非使用者自己另</text:p>
      <text:p text:style-name="Preformatted_20_Text">外做了多餘的設定，此舉，說明了微軟對其瀏覽器IE 4.0版安全性的信心。在過</text:p>
      <text:p text:style-name="Preformatted_20_Text">去的幾個月當中，使用者對於有免費的餅乾(Cookie)可吃，一直抱持著懷疑的態</text:p>
      <text:p text:style-name="Preformatted_20_Text">度，深怕提供餅乾的人會變成芝麻街裡的餅乾怪獸，而此一聲明的目的無非就是</text:p>
      <text:p text:style-name="Preformatted_20_Text">要使用者「放輕鬆」。事實上，使用者真的可以高枕無憂嗎？看起來好像並非如</text:p>
      <text:p text:style-name="Preformatted_20_Text">此！</text:p>
      <text:p text:style-name="Preformatted_20_Text">Microsoft與Netscape兩大瀏覽器公司，到目前為止不斷地在功能上相互較勁，新</text:p>
      <text:p text:style-name="Preformatted_20_Text">版出得快到令人眼花撩亂；對於不斷地製造瀏覽器的安全漏洞，兩家公司也有志</text:p>
      <text:p text:style-name="Preformatted_20_Text">一同不遑多讓。貝爾實驗室(Bell Lab)的科</text:p>
      <text:p text:style-name="Preformatted_20_Text">學家Vinod Anupam先生愷切地指出，「只是應急地修正安全的漏洞是不夠的，瀏</text:p>
      <text:p text:style-name="Preformatted_20_Text">覽器的開發必需做全盤瞭解，而不是像救火隊到處防堵。」至於最近一年發生的</text:p>
      <text:p text:style-name="Preformatted_20_Text">瀏覽器安全漏洞到底有哪些？且看「WWW Browser Security &amp; Privacy Flaws」所</text:p>
      <text:p text:style-name="Preformatted_20_Text">做的大公開。</text:p>
      <text:p text:style-name="Preformatted_20_Text">●1997年10月17日，德國Jabadoo Communications公司的Ralf Huskes先生發現</text:p>
      <text:p text:style-name="Preformatted_20_Text">Microsoft IE 4.0版中的JavaScript存有安全漏洞，當使用者瀏覽含有「惡意」的網</text:p>
      <text:p text:style-name="Preformatted_20_Text">站時會遭到網站伺服器操作員存取已知名稱的文字、HTML及影像檔。Microsoft</text:p>
      <text:p text:style-name="Preformatted_20_Text">已緊急推出軟體補強以修正此一問題，相關文件可以查詢Microsoft Fix Now </text:p>
      <text:p text:style-name="Preformatted_20_Text">Available for "Freiburg" Text─Viewing Issue一文。在未安裝該份軟體補強之前，MS </text:p>
      <text:p text:style-name="Preformatted_20_Text">IE 4.0的使用者被建議取消Active Scripting的功能使用，除非對瀏覽的網站具有相</text:p>
      <text:p text:style-name="Preformatted_20_Text">當程度的信任。</text:p>
      <text:p text:style-name="Preformatted_20_Text">●1997年9月8日，MIT的Tim Macinta先生指出，MS IE中的Java配置有缺陷，此一</text:p>
      <text:p text:style-name="Preformatted_20_Text">缺陷將導致惡意網站的操作員直接摧毀使用者硬碟上的資料。MS IE 3.0及4.0的使</text:p>
      <text:p text:style-name="Preformatted_20_Text">用者只要是自Microsoft下載Java(SDK 2.0 beta)，並使用於Windows 95或NT的平台</text:p>
      <text:p text:style-name="Preformatted_20_Text">均會受到威脅；Macintosh與Windows 3.1的使用者則不受影響。</text:p>
      <text:p text:style-name="Preformatted_20_Text">【】</text:p>
      <text:p text:style-name="Preformatted_20_Text">在短短不到半年時間之內，微軟與Netscape的瀏覽器就走樣了這麼多次，所影響</text:p>
      <text:p text:style-name="Preformatted_20_Text">的平台從Windows 95/NT到Unix，即使有防火牆的屏障也不能免疫，這樣的瀏覽</text:p>
      <text:p text:style-name="Preformatted_20_Text">器叫人如何能夠放心？難道這種其況的發生，與兩家公司拼命釋出新版軟體有關</text:p>
      <text:p text:style-name="Preformatted_20_Text">？</text:p>
      <text:p text:style-name="Preformatted_20_Text">在過去6個月中並沒有Cookie的安全漏洞新聞，頻頻出現的反而是Java與JavaScript</text:p>
      <text:p text:style-name="Preformatted_20_Text">的問題，看來喝「爪哇」牌咖啡(Java)雖然是跟著流行走，卻一樣沒法令人安心</text:p>
      <text:p text:style-name="Preformatted_20_Text">。雖然Cookie的安全威脅大致已經事過境遷，但其發生的原因仍然值得我們回顧</text:p>
      <text:p text:style-name="Preformatted_20_Text">。話說電子商務一直是微軟無法忘情的賺錢好地方，雖然其他廠商如IBM與HP併</text:p>
      <text:p text:style-name="Preformatted_20_Text">購的Veri Fone動作頻頻，微軟仍力拱自己的「Merchant Server」軟體，企圖在這</text:p>
      <text:p text:style-name="Preformatted_20_Text">個市場上分得一杯羹，而Cookie就扮演了重要的角色。這一塊小Cookie約佔4K的</text:p>
      <text:p text:style-name="Preformatted_20_Text">檔案大小，由伺服器產生並儲存在使用者的PC上，當使用者使用提供Cookie功能</text:p>
      <text:p text:style-name="Preformatted_20_Text">的瀏覽器瀏覽網站時，Merchant Server就會賦予一個「Shopper ID」，並更新使用</text:p>
      <text:p text:style-name="Preformatted_20_Text">者的Cookie資訊內容。如果網站容許使用者自行訂定自己的喜好，例如新聞論壇</text:p>
      <text:p text:style-name="Preformatted_20_Text">的項目，那麼這些喜好的資訊也會儲存到cookie.txt(或cookies.txt)檔案內。當下一</text:p>
      <text:p text:style-name="Preformatted_20_Text">次使用者再度光臨該網站時，伺服器藉著Cookie檔的資訊紀錄，就可以知道使用</text:p>
      <text:p text:style-name="Preformatted_20_Text">者是誰、其設定為何，甚至最後使用者的使用環境等。</text:p>
      <text:p text:style-name="Preformatted_20_Text">Cookie的原始構想其實並不差，對使用者而言確實也很方便，但是問題在誰曉得</text:p>
      <text:p text:style-name="Preformatted_20_Text">伺服器會給使用者什麼樣的Cookie呢？舉例來說，一個駭客網站就可以輕而易舉</text:p>
      <text:p text:style-name="Preformatted_20_Text">地將電腦病毒送給吃Cookie的使用者。對於這種安全漏洞，連著名的電腦雜誌公</text:p>
      <text:p text:style-name="Preformatted_20_Text">司ZDNet也不禁手癢，推出了CookieMaster軟體以協助網友們拒吃餅乾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46" meta:word-count="1245" meta:character-count="1723"/>
    <meta:generator>OpenOffice/4.1.1$Win32 OpenOffice.org_project/411m6$Build-9775</meta:generator>
  </office:meta>
</office:document-meta>
</file>